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39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139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"/>
        <table:table-column table:style-name="co1" table:number-columns-repeated="12" table:default-cell-style-name="ce7"/>
        <table:table-column table:style-name="co1" table:default-cell-style-name="ce4"/>
        <table:table-column table:style-name="co1" table:default-cell-style-name="ce13"/>
        <table:table-column table:style-name="co1" table:number-columns-repeated="2" table:default-cell-style-name="ce4"/>
        <table:table-row table:style-name="ro1">
          <table:table-cell table:style-name="ce1" table:number-columns-repeated="5"/>
          <table:table-cell table:style-name="ce10" office:value-type="string" calcext:value-type="string">
            <text:p><text:s text:c="12"/>QUADERN DEL PROFESSOR</text:p>
          </table:table-cell>
          <table:table-cell table:style-name="ce11" table:number-columns-repeated="2"/>
          <table:table-cell table:style-name="ce1" table:number-columns-repeated="6"/>
          <table:table-cell/>
          <table:table-cell table:style-name="ce4"/>
          <table:table-cell table:number-columns-repeated="2"/>
        </table:table-row>
        <table:table-row table:style-name="ro2">
          <table:table-cell table:style-name="ce1" table:number-columns-repeated="3"/>
          <table:table-cell table:style-name="ce8" table:number-columns-repeated="2"/>
          <table:table-cell table:style-name="ce1"/>
          <table:table-cell table:style-name="ce8"/>
          <table:table-cell table:style-name="ce1" table:number-columns-repeated="2"/>
          <table:table-cell table:style-name="ce8"/>
          <table:table-cell table:style-name="ce1" table:number-columns-repeated="2"/>
          <table:table-cell table:style-name="ce8"/>
          <table:table-cell table:style-name="ce1"/>
          <table:table-cell/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<text:s text:c="10"/>ALUMNAT</text:p>
          </table:table-cell>
          <table:table-cell table:style-name="ce2"/>
          <table:table-cell table:number-columns-repeated="3" table:style-name="ce5" office:value-type="string" calcext:value-type="string">
            <text:p>Practiques</text:p>
          </table:table-cell>
          <table:table-cell table:number-columns-repeated="3" table:style-name="ce5" office:value-type="string" calcext:value-type="string">
            <text:p>Exercicis</text:p>
          </table:table-cell>
          <table:table-cell table:number-columns-repeated="3" table:style-name="ce5" office:value-type="string" calcext:value-type="string">
            <text:p>Exàmens</text:p>
          </table:table-cell>
          <table:table-cell table:number-columns-repeated="2" table:style-name="ce5" office:value-type="string" calcext:value-type="string">
            <text:p>Treball</text:p>
          </table:table-cell>
          <table:table-cell table:style-name="ce2"/>
          <table:table-cell/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Cognom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X3</text:p>
          </table:table-cell>
          <table:table-cell table:style-name="ce2" office:value-type="string" calcext:value-type="string">
            <text:p>A casa</text:p>
          </table:table-cell>
          <table:table-cell table:style-name="ce2" office:value-type="string" calcext:value-type="string">
            <text:p>A classe</text:p>
          </table:table-cell>
          <table:table-cell table:style-name="ce2" office:value-type="string" calcext:value-type="string">
            <text:p>Nota Final</text:p>
          </table:table-cell>
          <table:table-cell/>
          <table:table-cell table:style-name="ce4"/>
          <table:table-cell table:number-columns-repeated="2"/>
        </table:table-row>
        <table:table-row table:style-name="ro2">
          <table:table-cell table:style-name="ce2" table:number-columns-repeated="3"/>
          <table:table-cell table:style-name="ce9" office:value-type="percentage" office:value="0.3" calcext:value-type="percentage">
            <text:p>30,00 %</text:p>
          </table:table-cell>
          <table:table-cell table:style-name="ce9"/>
          <table:table-cell table:style-name="ce2"/>
          <table:table-cell table:style-name="ce9" office:value-type="percentage" office:value="0.1" calcext:value-type="percentage">
            <text:p>10,00 %</text:p>
          </table:table-cell>
          <table:table-cell table:style-name="ce2" table:number-columns-repeated="2"/>
          <table:table-cell table:style-name="ce9" office:value-type="percentage" office:value="0.5" calcext:value-type="percentage">
            <text:p>50,00 %</text:p>
          </table:table-cell>
          <table:table-cell table:style-name="ce2" table:number-columns-repeated="2"/>
          <table:table-cell table:style-name="ce9" office:value-type="percentage" office:value="0.1" calcext:value-type="percentage">
            <text:p>10,00 %</text:p>
          </table:table-cell>
          <table:table-cell table:style-name="ce2"/>
          <table:table-cell/>
          <table:table-cell table:style-name="ce4"/>
          <table:table-cell table:number-columns-repeated="2"/>
        </table:table-row>
        <table:table-row table:style-name="ro3">
          <table:table-cell office:value-type="string" calcext:value-type="string">
            <text:p>Mamouni</text:p>
          </table:table-cell>
          <table:table-cell office:value-type="string" calcext:value-type="string">
            <text:p>Mohamed 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formula="of:=(([.C6]+[.D6]+[.E6])/3)*[.$D$5] + (([.F6]+[.G6]+[.H6])/3)*[.$G$5] + (([.I6]+[.J6]+[.K6])/3)*[.$J$5] + (([.L6]+[.M6])/2)*[.$M$5]" office:value-type="float" office:value="7.13333333333333" calcext:value-type="float">
            <text:p>7,13333333333333</text:p>
          </table:table-cell>
          <table:table-cell/>
          <table:table-cell table:formula="of:=[.B6] &amp; &quot; &quot; &amp; [.A6]" office:value-type="string" office:string-value="Mohamed  Mamouni" calcext:value-type="string">
            <text:p>Mohamed <text:s/>Mamouni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ómez </text:p>
          </table:table-cell>
          <table:table-cell office:value-type="string" calcext:value-type="string">
            <text:p>Joan <text:s/>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(([.C7]+[.D7]+[.E7])/3)*[.$D$5] + (([.F7]+[.G7]+[.H7])/3)*[.$G$5] + (([.I7]+[.J7]+[.K7])/3)*[.$J$5] + (([.L7]+[.M7])/2)*[.$M$5]" office:value-type="float" office:value="7.08333333333333" calcext:value-type="float">
            <text:p>7,08333333333333</text:p>
          </table:table-cell>
          <table:table-cell/>
          <table:table-cell table:formula="of:=[.B7] &amp; &quot; &quot; &amp; [.A7]" office:value-type="string" office:string-value="Joan   Gómez " calcext:value-type="string">
            <text:p>Joan <text:s text:c="2"/>Gómez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Manteca</text:p>
          </table:table-cell>
          <table:table-cell office:value-type="string" calcext:value-type="string">
            <text:p>Dani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table:formula="of:=(([.C8]+[.D8]+[.E8])/3)*[.$D$5] + (([.F8]+[.G8]+[.H8])/3)*[.$G$5] + (([.I8]+[.J8]+[.K8])/3)*[.$J$5] + (([.L8]+[.M8])/2)*[.$M$5]" office:value-type="float" office:value="5.83333333333333" calcext:value-type="float">
            <text:p>5,83333333333333</text:p>
          </table:table-cell>
          <table:table-cell/>
          <table:table-cell table:formula="of:=[.B8] &amp; &quot; &quot; &amp; [.A8]" office:value-type="string" office:string-value="Dani  Manteca" calcext:value-type="string">
            <text:p>Dani <text:s/>Mantec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ndres</text:p>
          </table:table-cell>
          <table:table-cell office:value-type="string" calcext:value-type="string">
            <text:p>Iker 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([.C9]+[.D9]+[.E9])/3)*[.$D$5] + (([.F9]+[.G9]+[.H9])/3)*[.$G$5] + (([.I9]+[.J9]+[.K9])/3)*[.$J$5] + (([.L9]+[.M9])/2)*[.$M$5]" office:value-type="float" office:value="6.3" calcext:value-type="float">
            <text:p>6,3</text:p>
          </table:table-cell>
          <table:table-cell/>
          <table:table-cell table:formula="of:=[.B9] &amp; &quot; &quot; &amp; [.A9]" office:value-type="string" office:string-value="Iker  Andres" calcext:value-type="string">
            <text:p>Iker <text:s/>Andre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Gomez</text:p>
          </table:table-cell>
          <table:table-cell office:value-type="string" calcext:value-type="string">
            <text:p>Izan 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([.C10]+[.D10]+[.E10])/3)*[.$D$5] + (([.F10]+[.G10]+[.H10])/3)*[.$G$5] + (([.I10]+[.J10]+[.K10])/3)*[.$J$5] + (([.L10]+[.M10])/2)*[.$M$5]" office:value-type="float" office:value="5.38333333333333" calcext:value-type="float">
            <text:p>5,38333333333333</text:p>
          </table:table-cell>
          <table:table-cell/>
          <table:table-cell table:formula="of:=[.B10] &amp; &quot; &quot; &amp; [.A10]" office:value-type="string" office:string-value="Izan  Gomez" calcext:value-type="string">
            <text:p>Izan <text:s/>Gomez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erredia </text:p>
          </table:table-cell>
          <table:table-cell office:value-type="string" calcext:value-type="string">
            <text:p>Iker 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([.C11]+[.D11]+[.E11])/3)*[.$D$5] + (([.F11]+[.G11]+[.H11])/3)*[.$G$5] + (([.I11]+[.J11]+[.K11])/3)*[.$J$5] + (([.L11]+[.M11])/2)*[.$M$5]" office:value-type="float" office:value="5.95" calcext:value-type="float">
            <text:p>5,95</text:p>
          </table:table-cell>
          <table:table-cell/>
          <table:table-cell table:formula="of:=[.B11] &amp; &quot; &quot; &amp; [.A11]" office:value-type="string" office:string-value="Iker  Herredia " calcext:value-type="string">
            <text:p>Iker <text:s/>Herredia 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El Makadmi</text:p>
          </table:table-cell>
          <table:table-cell office:value-type="string" calcext:value-type="string">
            <text:p>Mohamed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(([.C12]+[.D12]+[.E12])/3)*[.$D$5] + (([.F12]+[.G12]+[.H12])/3)*[.$G$5] + (([.I12]+[.J12]+[.K12])/3)*[.$J$5] + (([.L12]+[.M12])/2)*[.$M$5]" office:value-type="float" office:value="6.61666666666667" calcext:value-type="float">
            <text:p>6,61666666666667</text:p>
          </table:table-cell>
          <table:table-cell/>
          <table:table-cell table:formula="of:=[.B12] &amp; &quot; &quot; &amp; [.A12]" office:value-type="string" office:string-value="Mohamed El Makadmi" calcext:value-type="string">
            <text:p>Mohamed El Makadmi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Holgado</text:p>
          </table:table-cell>
          <table:table-cell office:value-type="string" calcext:value-type="string">
            <text:p>Aito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(([.C13]+[.D13]+[.E13])/3)*[.$D$5] + (([.F13]+[.G13]+[.H13])/3)*[.$G$5] + (([.I13]+[.J13]+[.K13])/3)*[.$J$5] + (([.L13]+[.M13])/2)*[.$M$5]" office:value-type="float" office:value="7.46666666666667" calcext:value-type="float">
            <text:p>7,46666666666667</text:p>
          </table:table-cell>
          <table:table-cell/>
          <table:table-cell table:formula="of:=[.B13] &amp; &quot; &quot; &amp; [.A13]" office:value-type="string" office:string-value="Aitor Holgado" calcext:value-type="string">
            <text:p>Aitor Holgado</text:p>
          </table:table-cell>
          <table:table-cell table:number-columns-repeated="2"/>
        </table:table-row>
        <table:table-row table:style-name="ro4">
          <table:table-cell table:style-name="ce4" table:number-columns-repeated="12"/>
          <table:table-cell table:style-name="ce12" office:value-type="string" calcext:value-type="string">
            <text:p>Promedio:</text:p>
          </table:table-cell>
          <table:table-cell table:formula="of:=AVERAGE([.N6:.N13])" office:value-type="float" office:value="6.47083333333333" calcext:value-type="float">
            <text:p>6,47083333333333</text:p>
          </table:table-cell>
          <table:table-cell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7P2" style:volatile="true">
      <number:text loext:blank-width-char="-"> </number:text>
      <number:fill-character> </number:fill-character>
      <number:text loext:blank-width-char="-1">-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 loext:blank-width-char="-3">-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percentage-style style:name="N139">
      <number:number number:decimal-places="2" number:min-decimal-places="2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3:32:03.115449360</meta:creation-date>
    <dc:date>2025-11-26T13:43:05.580741535</dc:date>
    <meta:editing-duration>PT11M3S</meta:editing-duration>
    <meta:editing-cycles>1</meta:editing-cycles>
    <meta:document-statistic meta:table-count="1" meta:cell-count="153" meta:object-count="0"/>
    <meta:generator>LibreOffice/24.2.7.2$Linux_X86_64 LibreOffice_project/420$Build-2</meta:generator>
  </office:meta>
</office:document-meta>
</file>